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50000003907F0CDEAA320E053.png" manifest:media-type="image/png"/>
  <manifest:file-entry manifest:full-path="Pictures/1000000000000075000000504CBF830AC211FF79.png" manifest:media-type="image/png"/>
  <manifest:file-entry manifest:full-path="Pictures/10000000000000690000003C3A0A958339356293.png" manifest:media-type="image/png"/>
  <manifest:file-entry manifest:full-path="Pictures/10000000000000610000004D0B9AE9869DD8E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7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2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5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407cm"/>
    </style:style>
    <style:style style:name="gr31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4.3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86cm"/>
    </style:style>
    <style:style style:name="gr49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173cm"/>
    </style:style>
    <style:style style:name="gr51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229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577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577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577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577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445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577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53cm" svg:y1="2.918cm" svg:x2="26.654cm" svg:y2="4.402cm">
          <text:p/>
        </draw:line>
        <draw:frame draw:style-name="gr15" draw:text-style-name="P6" draw:layer="layout" svg:width="1.653cm" svg:height="0.577cm" svg:x="25.562cm" svg:y="4.7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9" draw:layer="layout" svg:width="1.478cm" svg:height="0.798cm" svg:x="7.246cm" svg:y="7.534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1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577cm" svg:x="22.323cm" svg:y="9.08cm">
          <draw:text-box>
            <text:p><text:span text:style-name="T2">M1</text:span></text:p>
          </draw:text-box>
        </draw:frame>
        <draw:line draw:style-name="gr20" draw:text-style-name="P10" draw:layer="layout" svg:x1="23.33cm" svg:y1="10.019cm" svg:x2="25.013cm" svg:y2="10.001cm">
          <text:p/>
        </draw:line>
        <draw:frame draw:style-name="gr21" draw:text-style-name="P6" draw:layer="layout" svg:width="1.556cm" svg:height="0.577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577cm" svg:x="20.705cm" svg:y="9.372cm">
          <draw:text-box>
            <text:p><text:span text:style-name="T2">Orange</text:span></text:p>
          </draw:text-box>
        </draw:frame>
        <draw:line draw:style-name="gr3" draw:text-style-name="P4" draw:layer="layout" svg:x1="22.572cm" svg:y1="10.432cm" svg:x2="22.619cm" svg:y2="18.653cm">
          <text:p/>
        </draw:line>
        <draw:frame draw:style-name="gr22" draw:text-style-name="P6" draw:layer="layout" svg:width="1.284cm" svg:height="0.595cm" svg:x="21.511cm" svg:y="10.291cm">
          <draw:text-box>
            <text:p><text:span text:style-name="T2">Blue</text:span></text:p>
          </draw:text-box>
        </draw:frame>
        <draw:frame draw:style-name="gr23" draw:text-style-name="P4" draw:layer="layout" svg:width="2.098cm" svg:height="1.449cm" svg:x="24.635cm" svg:y="7.402cm">
          <draw:image xlink:href="Pictures/1000000000000075000000504CBF830AC211FF79.png" xlink:type="simple" xlink:show="embed" xlink:actuate="onLoad">
            <text:p/>
          </draw:image>
        </draw:frame>
        <draw:frame draw:style-name="gr23" draw:text-style-name="P4" draw:layer="layout" svg:width="1.793cm" svg:height="1.438cm" svg:x="18.822cm" svg:y="7.484cm">
          <draw:image xlink:href="Pictures/10000000000000610000004D0B9AE9869DD8E59C.png" xlink:type="simple" xlink:show="embed" xlink:actuate="onLoad">
            <text:p/>
          </draw:image>
        </draw:frame>
        <draw:custom-shape draw:style-name="gr24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567cm" svg:height="0.849cm" svg:x="11.569cm" svg:y="10.656cm">
          <draw:text-box>
            <text:p><text:span text:style-name="T4">HIP4082IP</text:span></text:p>
          </draw:text-box>
        </draw:frame>
        <draw:frame draw:style-name="gr26" draw:text-style-name="P5" draw:layer="layout" svg:width="1.68cm" svg:height="0.903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229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7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9" draw:text-style-name="P6" draw:layer="layout" svg:width="1.713cm" svg:height="0.577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879cm" svg:y1="5.061cm" svg:x2="22.694cm" svg:y2="5.058cm">
          <text:p/>
        </draw:line>
        <draw:line draw:style-name="gr3" draw:text-style-name="P4" draw:layer="layout" svg:x1="13.15cm" svg:y1="16.333cm" svg:x2="13.157cm" svg:y2="17.091cm">
          <text:p/>
        </draw:line>
        <draw:frame draw:style-name="gr29" draw:text-style-name="P6" draw:layer="layout" svg:width="1.713cm" svg:height="0.577cm" svg:x="12.377cm" svg:y="17.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724cm" svg:y1="17.094cm" svg:x2="13.539cm" svg:y2="17.091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30" draw:text-style-name="P6" draw:layer="layout" svg:width="1.907cm" svg:height="0.577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30" draw:text-style-name="P6" draw:layer="layout" svg:width="1.907cm" svg:height="0.577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1" draw:text-style-name="P8" draw:layer="layout" svg:width="0.166cm" svg:height="0.189cm" svg:x="11.557cm" svg:y="3.76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2" draw:text-style-name="P6" draw:layer="layout" svg:width="1.848cm" svg:height="0.577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8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5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4.422cm" svg:y="12.7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495cm" svg:y1="12.777cm" svg:x2="24.493cm" svg:y2="13.353cm">
          <text:p/>
        </draw:line>
        <draw:frame draw:style-name="gr15" draw:text-style-name="P6" draw:layer="layout" svg:width="1.653cm" svg:height="0.577cm" svg:x="23.626cm" svg:y="13.335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4.402cm" svg:y="13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06cm" svg:y1="13.356cm" svg:x2="24.875cm" svg:y2="13.353cm">
          <text:p/>
        </draw:line>
        <draw:frame draw:style-name="gr23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3" draw:text-style-name="P4" draw:layer="layout" svg:width="1.56cm" svg:height="1.289cm" svg:x="19.054cm" svg:y="11.571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0.417cm" svg:y1="12.767cm" svg:x2="25.031cm" svg:y2="12.779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9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3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3" draw:text-style-name="P6" draw:layer="layout" svg:width="1.264cm" svg:height="0.577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4" draw:text-style-name="P6" draw:layer="layout" svg:width="1.222cm" svg:height="0.577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184cm" svg:height="0.577cm" svg:x="15.037cm" svg:y="11.956cm">
          <draw:text-box>
            <text:p><text:span text:style-name="T2">BL0</text:span></text:p>
          </draw:text-box>
        </draw:frame>
        <draw:frame draw:style-name="gr36" draw:text-style-name="P6" draw:layer="layout" svg:width="1.205cm" svg:height="0.577cm" svg:x="15.036cm" svg:y="14.129cm">
          <draw:text-box>
            <text:p><text:span text:style-name="T2">ALO</text:span></text:p>
          </draw:text-box>
        </draw:frame>
        <draw:frame draw:style-name="gr34" draw:text-style-name="P6" draw:layer="layout" svg:width="1.222cm" svg:height="0.577cm" svg:x="15.061cm" svg:y="14.94cm">
          <draw:text-box>
            <text:p><text:span text:style-name="T2">AHS</text:span></text:p>
          </draw:text-box>
        </draw:frame>
        <draw:frame draw:style-name="gr35" draw:text-style-name="P6" draw:layer="layout" svg:width="1.184cm" svg:height="0.577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9" draw:layer="layout" svg:width="1.578cm" svg:height="0.798cm" svg:x="7.316cm" svg:y="8.997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9" draw:layer="layout" svg:width="1.563cm" svg:height="0.798cm" svg:x="7.292cm" svg:y="14.757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7" draw:text-style-name="P6" draw:layer="layout" svg:width="1.127cm" svg:height="0.577cm" svg:x="10.472cm" svg:y="7.958cm">
          <draw:text-box>
            <text:p><text:span text:style-name="T2">BHI</text:span></text:p>
          </draw:text-box>
        </draw:frame>
        <draw:frame draw:style-name="gr38" draw:text-style-name="P6" draw:layer="layout" svg:width="1.115cm" svg:height="0.577cm" svg:x="10.455cm" svg:y="9.353cm">
          <draw:text-box>
            <text:p><text:span text:style-name="T2">AHI</text:span></text:p>
          </draw:text-box>
        </draw:frame>
        <draw:line draw:style-name="gr3" draw:text-style-name="P4" draw:layer="layout" svg:x1="5.163cm" svg:y1="18.093cm" svg:x2="7.309cm" svg:y2="18.081cm">
          <text:p/>
        </draw:line>
        <draw:custom-shape draw:style-name="gr7" draw:text-style-name="P1" draw:layer="layout" svg:width="0.289cm" svg:height="0.289cm" svg:x="4.938cm" svg:y="1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7.503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577cm" svg:x="4.337cm" svg:y="17.473cm">
          <draw:text-box>
            <text:p><text:span text:style-name="T2">35</text:span></text:p>
          </draw:text-box>
        </draw:frame>
        <draw:frame draw:style-name="gr39" draw:text-style-name="P9" draw:layer="layout" svg:width="1.548cm" svg:height="0.717cm" svg:x="7.292cm" svg:y="17.411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22cm 17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7.306cm" svg:y1="18.067cm" svg:x2="8.558cm" svg:y2="18.074cm">
          <text:p/>
        </draw:line>
        <draw:line draw:style-name="gr3" draw:text-style-name="P4" draw:layer="layout" svg:x1="9.704cm" svg:y1="10.44cm" svg:x2="9.694cm" svg:y2="10.871cm">
          <text:p/>
        </draw:line>
        <draw:frame draw:style-name="gr29" draw:text-style-name="P6" draw:layer="layout" svg:width="1.713cm" svg:height="0.577cm" svg:x="8.914cm" svg:y="10.89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603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261cm" svg:y1="10.874cm" svg:x2="10.076cm" svg:y2="10.871cm">
          <text:p/>
        </draw:line>
        <draw:line draw:style-name="gr3" draw:text-style-name="P4" draw:layer="layout" svg:x1="10.612cm" svg:y1="10.465cm" svg:x2="9.712cm" svg:y2="10.458cm">
          <text:p/>
        </draw:line>
        <draw:frame draw:style-name="gr37" draw:text-style-name="P6" draw:layer="layout" svg:width="1.127cm" svg:height="0.577cm" svg:x="10.481cm" svg:y="10.016cm">
          <draw:text-box>
            <text:p><text:span text:style-name="T2">BLI,</text:span></text:p>
          </draw:text-box>
        </draw:frame>
        <draw:frame draw:style-name="gr38" draw:text-style-name="P6" draw:layer="layout" svg:width="1.115cm" svg:height="0.577cm" svg:x="10.443cm" svg:y="10.385cm">
          <draw:text-box>
            <text:p><text:span text:style-name="T2">ALI</text:span></text:p>
          </draw:text-box>
        </draw:frame>
        <draw:frame draw:style-name="gr38" draw:text-style-name="P6" draw:layer="layout" svg:width="1.115cm" svg:height="0.577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8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6.686cm" svg:y1="8.204cm" svg:x2="27.942cm" svg:y2="8.229cm">
          <text:p/>
        </draw:line>
        <draw:frame draw:style-name="gr23" draw:text-style-name="P4" draw:layer="layout" svg:width="1.56cm" svg:height="1.289cm" svg:x="17.208cm" svg:y="17.38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3.035cm" svg:y1="10.385cm" svg:x2="23.052cm" svg:y2="12.798cm">
          <text:p/>
        </draw:line>
        <draw:custom-shape draw:style-name="gr14" draw:text-style-name="P8" draw:layer="layout" svg:width="0.166cm" svg:height="0.189cm" svg:x="22.97cm" svg:y="12.69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556cm" svg:height="0.577cm" svg:x="22.878cm" svg:y="10.365cm">
          <draw:text-box>
            <text:p><text:span text:style-name="T2">Green</text:span></text:p>
          </draw:text-box>
        </draw:frame>
        <draw:line draw:style-name="gr3" draw:text-style-name="P4" draw:layer="layout" svg:x1="22.633cm" svg:y1="18.639cm" svg:x2="18.578cm" svg:y2="18.647cm">
          <text:p/>
        </draw:line>
        <draw:frame draw:style-name="gr37" draw:text-style-name="P6" draw:layer="layout" svg:width="1.127cm" svg:height="0.577cm" svg:x="11.009cm" svg:y="7.188cm">
          <draw:text-box>
            <text:p><text:span text:style-name="T2">Vdd</text:span></text:p>
          </draw:text-box>
        </draw:frame>
        <draw:frame draw:style-name="gr37" draw:text-style-name="P6" draw:layer="layout" svg:width="1.127cm" svg:height="0.577cm" svg:x="12.653cm" svg:y="15.695cm">
          <draw:text-box>
            <text:p><text:span text:style-name="T2">Vss</text:span></text:p>
          </draw:text-box>
        </draw:frame>
        <draw:frame draw:style-name="gr34" draw:text-style-name="P6" draw:layer="layout" svg:width="1.222cm" svg:height="0.577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3" draw:layer="layout" svg:width="0.45cm" svg:height="0.391cm" draw:transform="rotate (1.59680173264961) translate (12.41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1" draw:text-style-name="P8" draw:layer="layout" svg:width="0.166cm" svg:height="0.189cm" svg:x="13.636cm" svg:y="5.34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16.712cm" svg:y="5.506cm">
          <draw:text-box>
            <text:p><text:span text:style-name="T2">+</text:span></text:p>
          </draw:text-box>
        </draw:frame>
        <draw:frame draw:style-name="gr34" draw:text-style-name="P6" draw:layer="layout" svg:width="1.222cm" svg:height="0.577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3" draw:layer="layout" svg:width="0.45cm" svg:height="0.391cm" draw:transform="rotate (1.59680173264961) translate (12.411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1" draw:text-style-name="P8" draw:layer="layout" svg:width="0.166cm" svg:height="0.189cm" svg:x="11.574cm" svg:y="4.33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1" draw:text-style-name="P8" draw:layer="layout" svg:width="0.166cm" svg:height="0.189cm" svg:x="15.494cm" svg:y="4.28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21.137cm" svg:y="3.975cm">
          <draw:text-box>
            <text:p><text:span text:style-name="T2">+</text:span></text:p>
          </draw:text-box>
        </draw:frame>
        <draw:custom-shape draw:style-name="gr31" draw:text-style-name="P8" draw:layer="layout" svg:width="0.166cm" svg:height="0.189cm" svg:x="11.574cm" svg:y="5.3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5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1" draw:text-style-name="P8" draw:layer="layout" svg:width="0.166cm" svg:height="0.189cm" svg:x="9.858cm" svg:y="3.75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9" draw:text-style-name="P6" draw:layer="layout" svg:width="1.713cm" svg:height="0.577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1.399cm" svg:height="0.577cm" svg:x="8.565cm" svg:y="4.062cm">
          <draw:text-box>
            <text:p><text:span text:style-name="T2">0.1uF</text:span></text:p>
          </draw:text-box>
        </draw:frame>
        <draw:frame draw:style-name="gr44" draw:text-style-name="P6" draw:layer="layout" svg:width="1.73cm" svg:height="0.577cm" svg:x="11.761cm" svg:y="4.613cm">
          <draw:text-box>
            <text:p><text:span text:style-name="T2">1N4007</text:span></text:p>
          </draw:text-box>
        </draw:frame>
        <draw:frame draw:style-name="gr45" draw:text-style-name="P6" draw:layer="layout" svg:width="1.302cm" svg:height="0.577cm" svg:x="16.687cm" svg:y="6.243cm">
          <draw:text-box>
            <text:p><text:span text:style-name="T2">10uF</text:span></text:p>
          </draw:text-box>
        </draw:frame>
        <draw:frame draw:style-name="gr46" draw:text-style-name="P6" draw:layer="layout" svg:width="4.833cm" svg:height="0.577cm" svg:x="22.784cm" svg:y="17.192cm">
          <draw:text-box>
            <text:p><text:span text:style-name="T2">MOSFETs all IRLZ34NPBF </text:span></text:p>
          </draw:text-box>
        </draw:frame>
        <draw:frame draw:style-name="gr47" draw:text-style-name="P6" draw:layer="layout" svg:width="0.721cm" svg:height="0.577cm" svg:x="9.967cm" svg:y="7.698cm">
          <draw:text-box>
            <text:p><text:span text:style-name="T2">2</text:span></text:p>
          </draw:text-box>
        </draw:frame>
        <draw:frame draw:style-name="gr6" draw:text-style-name="P6" draw:layer="layout" svg:width="0.975cm" svg:height="0.577cm" svg:x="9.923cm" svg:y="9.049cm">
          <draw:text-box>
            <text:p><text:span text:style-name="T2">7</text:span></text:p>
          </draw:text-box>
        </draw:frame>
        <draw:frame draw:style-name="gr48" draw:text-style-name="P6" draw:layer="layout" svg:width="1.086cm" svg:height="0.577cm" svg:x="9.653cm" svg:y="9.965cm">
          <draw:text-box>
            <text:p><text:span text:style-name="T2">3, 4</text:span></text:p>
          </draw:text-box>
        </draw:frame>
        <draw:frame draw:style-name="gr6" draw:text-style-name="P6" draw:layer="layout" svg:width="0.975cm" svg:height="0.577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577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577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577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577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577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577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577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577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577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577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577cm" svg:x="19.968cm" svg:y="4.351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577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577cm" svg:x="21.764cm" svg:y="7.538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577cm" svg:x="23.489cm" svg:y="7.508cm">
          <draw:text-box>
            <text:p><text:span text:style-name="T2">0.1uF</text:span></text:p>
          </draw:text-box>
        </draw:frame>
        <draw:frame draw:style-name="gr41" draw:text-style-name="P6" draw:layer="layout" svg:width="0.705cm" svg:height="0.577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577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9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3.673cm" svg:height="0.848cm" svg:x="24.792cm" svg:y="18.923cm">
          <draw:text-box>
            <text:p text:style-name="P1"><text:span text:style-name="T1">Vero Board</text:span></text:p>
          </draw:text-box>
        </draw:frame>
        <draw:custom-shape draw:style-name="gr51" draw:text-style-name="P14" draw:layer="layout" svg:width="0.402cm" svg:height="0.35cm" svg:x="20.89cm" svg:y="3.07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2.112cm" svg:y="3.077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5.048cm" svg:y="3.095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6.454cm" svg:y="3.095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08cm" svg:y="8.021cm">
          <text:p text:style-name="P1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39cm" svg:y="9.488cm">
          <text:p text:style-name="P1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24cm" svg:y="15.233cm">
          <text:p text:style-name="P1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13cm" svg:y="17.881cm">
          <text:p text:style-name="P1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0.903cm" svg:y="9.861cm">
          <text:p text:style-name="P1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4.07cm" svg:y="9.84cm">
          <text:p text:style-name="P1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2.352cm" svg:y="11.688cm">
          <text:p text:style-name="P1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2.849cm" svg:y="11.698cm">
          <text:p text:style-name="P1"><text:span text:style-name="T5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76cm" svg:y1="17.444cm" svg:x2="18.582cm" svg:y2="16.887cm">
          <text:p/>
        </draw:line>
        <draw:frame draw:style-name="gr32" draw:text-style-name="P6" draw:layer="layout" svg:width="1.848cm" svg:height="0.577cm" svg:x="17.719cm" svg:y="16.339cm">
          <draw:text-box>
            <text:p><text:span text:style-name="T2">12 V (M)</text:span></text:p>
          </draw:text-box>
        </draw:frame>
        <draw:line draw:style-name="gr3" draw:text-style-name="P4" draw:layer="layout" svg:x1="19.005cm" svg:y1="16.887cm" svg:x2="18.215cm" svg:y2="16.887cm">
          <text:p/>
        </draw:line>
        <draw:custom-shape draw:style-name="gr14" draw:text-style-name="P8" draw:layer="layout" svg:width="0.166cm" svg:height="0.189cm" svg:x="18.494cm" svg:y="16.8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2" draw:text-style-name="P13" draw:layer="layout" svg:width="0.45cm" svg:height="0.391cm" draw:transform="rotate (1.59680173264961) translate (21.547cm 13.5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21.961cm" svg:y1="13.54cm" svg:x2="21.958cm" svg:y2="13.114cm">
            <text:p/>
          </draw:line>
        </draw:g>
        <draw:frame draw:style-name="gr44" draw:text-style-name="P6" draw:layer="layout" svg:width="1.73cm" svg:height="0.577cm" svg:x="20.897cm" svg:y="13.522cm">
          <draw:text-box>
            <text:p><text:span text:style-name="T2">1N4007</text:span></text:p>
          </draw:text-box>
        </draw:frame>
        <draw:line draw:style-name="gr3" draw:text-style-name="P4" draw:layer="layout" svg:x1="21.96cm" svg:y1="13.329cm" svg:x2="22.584cm" svg:y2="13.319cm">
          <text:p/>
        </draw:line>
        <draw:custom-shape draw:style-name="gr14" draw:text-style-name="P8" draw:layer="layout" svg:width="0.166cm" svg:height="0.189cm" svg:x="22.499cm" svg:y="13.2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31cm" svg:y1="13.329cm" svg:x2="21.555cm" svg:y2="13.319cm">
          <text:p/>
        </draw:line>
        <draw:line draw:style-name="gr3" draw:text-style-name="P4" draw:layer="layout" svg:x1="20.956cm" svg:y1="12.786cm" svg:x2="20.954cm" svg:y2="13.362cm">
          <text:p/>
        </draw:line>
        <draw:custom-shape draw:style-name="gr14" draw:text-style-name="P8" draw:layer="layout" svg:width="0.166cm" svg:height="0.189cm" svg:x="20.86cm" svg:y="12.67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03T12:54:13.212647960</dc:date>
    <dc:creator>Terry Coles</dc:creator>
    <meta:editing-duration>PT4H37M5S</meta:editing-duration>
    <meta:editing-cycles>25</meta:editing-cycles>
    <meta:generator>LibreOffice/6.0.6.2$Linux_X86_64 LibreOffice_project/00m0$Build-2</meta:generator>
    <meta:document-statistic meta:object-count="248"/>
  </office:meta>
</office:document-meta>
</file>